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AISY Producer Note (Optional) Paragraph</text:h>
      <text:p text:style-name="Text_20_body">A line</text:p>
      <text:p text:style-name="_5b_DAISY_5d__20_Prodnote_20__28_Optional_29_">The map on this page shows all the cities in Europe with a population of more</text:p>
      <text:p text:style-name="_5b_DAISY_5d__20_Prodnote_20__28_Optional_29_">than 100,000.</text:p>
      <text:p text:style-name="Text_20_body">Last li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_5b_DAISY_5d__20_Prodnote_20__28_Optional_29_" style:display-name="[DAISY] Prodnote (Optional)" style:family="paragraph" style:parent-style-name="Text_20_body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4T17:27:14</meta:creation-date>
    <meta:document-statistic meta:table-count="0" meta:image-count="0" meta:object-count="0" meta:page-count="1" meta:paragraph-count="5" meta:word-count="27" meta:character-count="145"/>
    <dc:date>2009-06-24T17:30:55</dc:date>
    <dc:creator>Vincent Spiewak</dc:creator>
    <meta:editing-duration>PT00H00M51S</meta:editing-duration>
    <meta:editing-cycles>1</meta:editing-cycles>
    <meta:generator>OpenOffice.org/3.0$Unix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